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45fbf" officeooo:paragraph-rsid="00045fbf" style:font-size-asian="14pt" style:font-size-complex="14pt"/>
    </style:style>
    <style:style style:name="P2" style:family="paragraph" style:parent-style-name="Text_20_body">
      <style:text-properties fo:font-size="14pt" officeooo:rsid="000698d7" officeooo:paragraph-rsid="000698d7" style:font-size-asian="14pt" style:font-size-complex="14pt"/>
    </style:style>
    <style:style style:name="P3" style:family="paragraph" style:parent-style-name="Text_20_body" style:list-style-name="L1">
      <style:text-properties fo:font-size="14pt" officeooo:rsid="00045fbf" officeooo:paragraph-rsid="00045fbf" style:font-size-asian="14pt" style:font-size-complex="14pt"/>
    </style:style>
    <style:style style:name="P4" style:family="paragraph" style:parent-style-name="Text_20_body" style:list-style-name="L1">
      <style:text-properties fo:font-size="14pt" officeooo:rsid="00050295" officeooo:paragraph-rsid="00050295" style:font-size-asian="14pt" style:font-size-complex="14pt"/>
    </style:style>
    <style:style style:name="P5" style:family="paragraph" style:parent-style-name="Text_20_body" style:list-style-name="L1">
      <style:text-properties fo:font-size="14pt" officeooo:rsid="0009ebde" officeooo:paragraph-rsid="0009ebde" style:font-size-asian="14pt" style:font-size-complex="14pt"/>
    </style:style>
    <style:style style:name="P6" style:family="paragraph" style:parent-style-name="Text_20_body" style:list-style-name="L1">
      <style:text-properties fo:font-size="14pt" officeooo:rsid="000645dd" officeooo:paragraph-rsid="000645dd" style:font-size-asian="14pt" style:font-size-complex="14pt"/>
    </style:style>
    <style:style style:name="P7" style:family="paragraph" style:parent-style-name="Text_20_body" style:list-style-name="L2">
      <style:text-properties fo:font-size="14pt" officeooo:rsid="000698d7" officeooo:paragraph-rsid="000698d7" style:font-size-asian="14pt" style:font-size-complex="14pt"/>
    </style:style>
    <style:style style:name="P8" style:family="paragraph" style:parent-style-name="Text_20_body" style:list-style-name="L2">
      <style:text-properties fo:font-size="14pt" officeooo:rsid="00073c2c" officeooo:paragraph-rsid="00073c2c" style:font-size-asian="14pt" style:font-size-complex="14pt"/>
    </style:style>
    <style:style style:name="T1" style:family="text">
      <style:text-properties officeooo:rsid="00050295"/>
    </style:style>
    <style:style style:name="T2" style:family="text">
      <style:text-properties officeooo:rsid="000645dd"/>
    </style:style>
    <style:style style:name="T3" style:family="text">
      <style:text-properties officeooo:rsid="00068350"/>
    </style:style>
    <style:style style:name="T4" style:family="text">
      <style:text-properties officeooo:rsid="000698d7"/>
    </style:style>
    <style:style style:name="T5" style:family="text">
      <style:text-properties officeooo:rsid="00073c2c"/>
    </style:style>
    <style:style style:name="T6" style:family="text">
      <style:text-properties officeooo:rsid="00079382"/>
    </style:style>
    <style:style style:name="T7" style:family="text">
      <style:text-properties officeooo:rsid="000954e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bd0f8"/>
    </style:style>
    <style:style style:name="T10" style:family="text">
      <style:text-properties officeooo:rsid="000bda04"/>
    </style:style>
    <style:style style:name="T11" style:family="text">
      <style:text-properties officeooo:rsid="000d1f23"/>
    </style:style>
    <style:style style:name="T12" style:family="text">
      <style:text-properties officeooo:rsid="000db09f"/>
    </style:style>
    <style:style style:name="T13" style:family="text">
      <style:text-properties officeooo:rsid="0010893b"/>
    </style:style>
    <style:style style:name="T14" style:family="text">
      <style:text-properties officeooo:rsid="00132b6d"/>
    </style:style>
    <style:style style:name="T15" style:family="text">
      <style:text-properties officeooo:rsid="0015def9"/>
    </style:style>
    <style:style style:name="T16" style:family="text">
      <style:text-properties officeooo:rsid="0016a2c0"/>
    </style:style>
    <style:style style:name="T17" style:family="text">
      <style:text-properties officeooo:rsid="00180a7e"/>
    </style:style>
    <style:style style:name="T18" style:family="text">
      <style:text-properties officeooo:rsid="001aa3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<text:span text:style-name="T1">an</text:span>ette Notes of June 25, 2018</text:h>
      <text:p text:style-name="P1">Following are observations and features to modify or add:</text:p>
      <text:list xml:id="list279916469" text:style-name="L1">
        <text:list-item>
          <text:p text:style-name="P3"><text:span text:style-name="T5">(DONE) T</text:span>est time overlap logic to make sure that an event end time being the same as another events exact start time does NOT get noted as an error. <text:s/><text:span text:style-name="T17">There was an issue with an event that ENDS at the same time as when on STARTS.</text:span></text:p>
        </text:list-item>
        <text:list-item>
          <text:p text:style-name="P4"><text:span text:style-name="T13">(DONE) In register.php when scheduling events </text:span>limit event choices to ONLY <text:span text:style-name="T4">the</text:span> <text:span text:style-name="T5">partial </text:span>day <text:span text:style-name="T5">chosen on the profile's partial registration selection, if any.</text:span></text:p>
        </text:list-item>
        <text:list-item>
          <text:p text:style-name="P3"><text:span text:style-name="T7">(DONE) </text:span>When registering a profile with an exemption of YES <text:span text:style-name="T7">or APPROVED</text:span> then <text:span text:style-name="T5">limit the agendas to only SELF</text:span>. <text:s/>The 'Add/Upd Agenda' button is hidden for <text:span text:style-name="T5">all </text:span>exempt registrants. <text:s/>An exempted registrant can NOT register others using the exemption. <text:s/>They must be registered separately. </text:p>
        </text:list-item>
        <text:list-item>
          <text:p text:style-name="P5"><text:span text:style-name="T13">(DONE) In profnew.php b</text:span>lock all attempts at changing a profile from Full Registration to Partial Registration if there are any agendas defined. <text:s/>Report with a modal advising that all agendas and associated events must be deleted before this change is allowed.</text:p>
        </text:list-item>
        <text:list-item>
          <text:p text:style-name="P3"><text:span text:style-name="T5">Define the ability to specify prerequisites for a specific event. <text:s/></text:span>Need to add new field to the event record to identify any prerequisites exist for an event. <text:s/>Event numbers should be used BUT re-numbering of events then becomes a problem to address. <text:s/>When scheduling the event prerequisites <text:span text:style-name="T5">should be</text:span> checked and <text:span text:style-name="T9">advised (at a minimum)</text:span>.</text:p>
        </text:list-item>
        <text:list-item>
          <text:p text:style-name="P4"><text:span text:style-name="T3">(DONE) </text:span>Need to change the event description of the event schedule in the scheduling system to be a hot link to display the events description in a modal <text:span text:style-name="T2">via an AJAX populated modal</text:span>.</text:p>
        </text:list-item>
        <text:list-item>
          <text:p text:style-name="P6">Need to create a database 'RESET' page to allow the deletion of ALL profiles<text:span text:style-name="T6">(?)</text:span> and ALL events by the Registrar. <text:s/>Usually used ONLY to initiate the start of the registration period. <text:s/><text:span text:style-name="T18">Recommendation: allow profile creation and update at any time just wipe out and start all event registration from a certain date.</text:span></text:p>
        </text:list-item>
        <text:list-item>
          <text:p text:style-name="P6">Do short (5-7 minutes) instructional video about the registration process. <text:s/><text:span text:style-name="T6">Question if the creation of a profile at any time should be permitted and wipe all the event scheduled during the 'practice' period prior to the official opening of festival registration.</text:span></text:p>
        </text:list-item>
      </text:list>
      <text:p text:style-name="Heading">Punch List of <text:span text:style-name="T4">modifications</text:span> <text:span text:style-name="T4">@</text:span> 20180630</text:p>
      <text:list xml:id="list2179014830" text:style-name="L2">
        <text:list-item>
          <text:p text:style-name="P7"><text:span text:style-name="T12">(DONE) </text:span>in profsummary.php, change listing column of event title so that each title is a link to a mod<text:span text:style-name="T9">a</text:span>l to display the events de<text:span text:style-name="T9">s</text:span>cription.</text:p>
        </text:list-item>
        <text:list-item>
          <text:p text:style-name="P7"><text:span text:style-name="T11">(DONE) <text:s/></text:span>In profsummarly.php change RETURN button to DONE</text:p>
        </text:list-item>
        <text:list-item>
          <text:p text:style-name="P7"><text:soft-page-break/>(DONE) <text:span text:style-name="T13">I</text:span>n profnew.php change form to prevent RETURN <text:s/>to be performed if there any uncommitted <text:span text:style-name="T13">changes</text:span> that have been made and not saved. <text:s/>Start with button enabled but make it disabled when any change has been performed.</text:p>
        </text:list-item>
        <text:list-item>
          <text:p text:style-name="P7"><text:span text:style-name="T16">(DONE) </text:span>In profnew.php modify the form fields to make the first name, last name and telephone number required fields that must be entered (and saved) before the form can be exited.</text:p>
        </text:list-item>
        <text:list-item>
          <text:p text:style-name="P8"><text:span text:style-name="T15">(DONE) </text:span>In profnew.php add logic to block any change to a partial registration being CHANGED from <text:span text:style-name="T8">one day to a different day</text:span> directing user to delete all scheduled events in order to do this.</text:p>
        </text:list-item>
        <text:list-item>
          <text:p text:style-name="P7"><text:span text:style-name="T13">(DONE) </text:span>In profnew.php move the exemption field to before the update button.</text:p>
        </text:list-item>
        <text:list-item>
          <text:p text:style-name="P7"><text:span text:style-name="T13">(DONE) </text:span>In profnew.php change RETURN button to DONE.</text:p>
        </text:list-item>
        <text:list-item>
          <text:p text:style-name="P7"><text:span text:style-name="T14">(DONE) </text:span>In profnew.php make the <text:span text:style-name="T14">first name, last name and</text:span> telephone number <text:span text:style-name="T14">(</text:span>as a formatted field<text:span text:style-name="T14">) all required</text:span> <text:s/>Accept all numeric input but format field as xxx-xxx-xxxx.</text:p>
        </text:list-item>
        <text:list-item>
          <text:p text:style-name="P7"><text:span text:style-name="T13">(DONE) </text:span>In register..php limit the number of agendas that can be created to the maximum number of the full registration count.</text:p>
        </text:list-item>
        <text:list-item>
          <text:p text:style-name="P7"><text:span text:style-name="T10">(DONE) </text:span>In profregiser.php change RETURN button to DONE.</text:p>
        </text:list-item>
        <text:list-item>
          <text:p text:style-name="P7"><text:span text:style-name="T10">(DONE) </text:span>In profregister.php change the output page to cater for the new partial registration methodology.</text:p>
        </text:list-item>
        <text:list-item>
          <text:p text:style-name="P7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15:21.655543811</meta:creation-date>
    <dc:title>default</dc:title>
    <meta:editing-duration>PT6H34M15S</meta:editing-duration>
    <meta:editing-cycles>15</meta:editing-cycles>
    <meta:generator>LibreOffice/6.0.3.2$Linux_X86_64 LibreOffice_project/00m0$Build-2</meta:generator>
    <meta:initial-creator>Dave Klinzman</meta:initial-creator>
    <dc:date>2018-07-01T18:53:05.323821639</dc:date>
    <dc:creator>Dave Klinzman</dc:creator>
    <meta:document-statistic meta:table-count="0" meta:image-count="0" meta:object-count="0" meta:page-count="2" meta:paragraph-count="23" meta:word-count="601" meta:character-count="3545" meta:non-whitespace-character-count="2970"/>
    <meta:template xlink:type="simple" xlink:actuate="onRequest" xlink:title="default" xlink:href="../../../../../.config/libreoffice/4/user/template/default.ott" meta:date="2018-06-25T12:15:16.904835716"/>
  </office:meta>
</office:document-meta>
</file>